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1" table:default-cell-style-name="Default"/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21:17:35.4256457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21:17:38.513864984</meta:creation-date>
    <meta:editing-duration>PT9M33S</meta:editing-duration>
    <meta:editing-cycles>2</meta:editing-cycles>
    <meta:generator>LibreOffice/5.0.4.2$Linux_X86_64 LibreOffice_project/00$Build-2</meta:generator>
    <meta:initial-creator>Pranav Kant</meta:initial-creator>
    <dc:date>2016-03-16T21:42:24.222573043</dc:date>
    <dc:creator>Pranav Kant</dc:creator>
    <meta:document-statistic meta:table-count="1" meta:cell-count="191" meta:object-count="0"/>
  </office:meta>
</office:document-meta>
</file>